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темпер</text:p>
          </table:table-cell>
          <table:table-cell office:value-type="string">
            <text:p>288e627c0600001e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11"/>
          <table:table-cell>
            <draw:frame table:end-cell-address="Лист1.W25" table:end-x="0.308cm" table:end-y="0.008cm" draw:z-index="0" draw:style-name="gr1" draw:text-style-name="P1" svg:width="24.254cm" svg:height="9.563cm" svg:x="0.893cm" svg:y="0.381cm">
              <draw:object draw:notify-on-update-of-ranges="Лист1.A8:Лист1.A8 Лист1.B8:Лист1.H8 Лист1.A9:Лист1.A9 Лист1.B9:Лист1.H9 Лист1.A10:Лист1.A10 Лист1.B10:Лист1.H10 Лист1.A11:Лист1.A11 Лист1.B11:Лист1.H11 Лист1.A12:Лист1.A12 Лист1.B12:Лист1.H12 Лист1.A13:Лист1.A13 Лист1.B13:Лист1.H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 table:number-rows-repeated="4">
          <table:table-cell table:number-columns-repeated="12"/>
        </table:table-row>
        <table:table-row table:style-name="ro2">
          <table:table-cell office:value-type="string">
            <text:p>град</text:p>
          </table:table-cell>
          <table:table-cell office:value-type="float" office:value="42.7">
            <text:p>42,7</text:p>
          </table:table-cell>
          <table:table-cell office:value-type="float" office:value="38.6">
            <text:p>38,6</text:p>
          </table:table-cell>
          <table:table-cell office:value-type="float" office:value="36.4">
            <text:p>36,4</text:p>
          </table:table-cell>
          <table:table-cell office:value-type="float" office:value="35.6">
            <text:p>35,6</text:p>
          </table:table-cell>
          <table:table-cell office:value-type="float" office:value="34.9">
            <text:p>34,9</text:p>
          </table:table-cell>
          <table:table-cell office:value-type="float" office:value="34.1">
            <text:p>34,1</text:p>
          </table:table-cell>
          <table:table-cell office:value-type="float" office:value="32.9">
            <text:p>32,9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288e627c0600001e</text:p>
          </table:table-cell>
          <table:table-cell office:value-type="float" office:value="42.6">
            <text:p>42,6</text:p>
          </table:table-cell>
          <table:table-cell office:value-type="float" office:value="38.6">
            <text:p>38,6</text:p>
          </table:table-cell>
          <table:table-cell office:value-type="float" office:value="36.3">
            <text:p>36,3</text:p>
          </table:table-cell>
          <table:table-cell office:value-type="float" office:value="35.6">
            <text:p>35,6</text:p>
          </table:table-cell>
          <table:table-cell office:value-type="float" office:value="34.9">
            <text:p>34,9</text:p>
          </table:table-cell>
          <table:table-cell office:value-type="float" office:value="34">
            <text:p>34</text:p>
          </table:table-cell>
          <table:table-cell office:value-type="float" office:value="32.9">
            <text:p>32,9</text:p>
          </table:table-cell>
          <table:table-cell table:number-columns-repeated="2"/>
          <table:table-cell office:value-type="float" office:value="0.1">
            <text:p>0,1</text:p>
          </table:table-cell>
          <table:table-cell/>
        </table:table-row>
        <table:table-row table:style-name="ro2">
          <table:table-cell office:value-type="string">
            <text:p>28ffb011911503c2</text:p>
          </table:table-cell>
          <table:table-cell office:value-type="float" office:value="42.3">
            <text:p>42,3</text:p>
          </table:table-cell>
          <table:table-cell office:value-type="float" office:value="38.3">
            <text:p>38,3</text:p>
          </table:table-cell>
          <table:table-cell office:value-type="float" office:value="35.9">
            <text:p>35,9</text:p>
          </table:table-cell>
          <table:table-cell office:value-type="float" office:value="35.2">
            <text:p>35,2</text:p>
          </table:table-cell>
          <table:table-cell office:value-type="float" office:value="34.6">
            <text:p>34,6</text:p>
          </table:table-cell>
          <table:table-cell office:value-type="float" office:value="33.6">
            <text:p>33,6</text:p>
          </table:table-cell>
          <table:table-cell office:value-type="float" office:value="32.5">
            <text:p>32,5</text:p>
          </table:table-cell>
          <table:table-cell table:number-columns-repeated="2"/>
          <table:table-cell office:value-type="float" office:value="0.4">
            <text:p>0,4</text:p>
          </table:table-cell>
          <table:table-cell/>
        </table:table-row>
        <table:table-row table:style-name="ro2">
          <table:table-cell office:value-type="string">
            <text:p>28ffb8da501603fc</text:p>
          </table:table-cell>
          <table:table-cell office:value-type="float" office:value="42.4">
            <text:p>42,4</text:p>
          </table:table-cell>
          <table:table-cell office:value-type="float" office:value="38.4">
            <text:p>38,4</text:p>
          </table:table-cell>
          <table:table-cell office:value-type="float" office:value="36.1">
            <text:p>36,1</text:p>
          </table:table-cell>
          <table:table-cell office:value-type="float" office:value="35.4">
            <text:p>35,4</text:p>
          </table:table-cell>
          <table:table-cell office:value-type="float" office:value="34.7">
            <text:p>34,7</text:p>
          </table:table-cell>
          <table:table-cell office:value-type="float" office:value="33.8">
            <text:p>33,8</text:p>
          </table:table-cell>
          <table:table-cell office:value-type="float" office:value="32.7">
            <text:p>32,7</text:p>
          </table:table-cell>
          <table:table-cell table:number-columns-repeated="2"/>
          <table:table-cell office:value-type="float" office:value="0.3">
            <text:p>0,3</text:p>
          </table:table-cell>
          <table:table-cell/>
        </table:table-row>
        <table:table-row table:style-name="ro2">
          <table:table-cell office:value-type="string">
            <text:p>28ff11d2a41501da</text:p>
          </table:table-cell>
          <table:table-cell office:value-type="float" office:value="42.3">
            <text:p>42,3</text:p>
          </table:table-cell>
          <table:table-cell office:value-type="float" office:value="38.3">
            <text:p>38,3</text:p>
          </table:table-cell>
          <table:table-cell office:value-type="float" office:value="36">
            <text:p>36</text:p>
          </table:table-cell>
          <table:table-cell office:value-type="float" office:value="35.3">
            <text:p>35,3</text:p>
          </table:table-cell>
          <table:table-cell office:value-type="float" office:value="34.6">
            <text:p>34,6</text:p>
          </table:table-cell>
          <table:table-cell office:value-type="float" office:value="33.7">
            <text:p>33,7</text:p>
          </table:table-cell>
          <table:table-cell office:value-type="float" office:value="32.5">
            <text:p>32,5</text:p>
          </table:table-cell>
          <table:table-cell table:number-columns-repeated="2"/>
          <table:table-cell office:value-type="float" office:value="0.4">
            <text:p>0,4</text:p>
          </table:table-cell>
          <table:table-cell/>
        </table:table-row>
        <table:table-row table:style-name="ro2">
          <table:table-cell office:value-type="string">
            <text:p>28ff5da250160340</text:p>
          </table:table-cell>
          <table:table-cell office:value-type="float" office:value="42.5">
            <text:p>42,5</text:p>
          </table:table-cell>
          <table:table-cell office:value-type="float" office:value="38.6">
            <text:p>38,6</text:p>
          </table:table-cell>
          <table:table-cell office:value-type="float" office:value="36.3">
            <text:p>36,3</text:p>
          </table:table-cell>
          <table:table-cell office:value-type="float" office:value="35.5">
            <text:p>35,5</text:p>
          </table:table-cell>
          <table:table-cell office:value-type="float" office:value="34.9">
            <text:p>34,9</text:p>
          </table:table-cell>
          <table:table-cell office:value-type="float" office:value="34">
            <text:p>34</text:p>
          </table:table-cell>
          <table:table-cell office:value-type="float" office:value="32.8">
            <text:p>32,8</text:p>
          </table:table-cell>
          <table:table-cell table:number-columns-repeated="2"/>
          <table:table-cell office:value-type="float" office:value="0.1">
            <text:p>0,1</text:p>
          </table:table-cell>
          <table:table-cell/>
        </table:table-row>
        <table:table-row table:style-name="ro2" table:number-rows-repeated="15">
          <table:table-cell table:number-columns-repeated="12"/>
        </table:table-row>
        <table:table-row table:style-name="ro2">
          <table:table-cell office:value-type="string">
            <text:p>град</text:p>
          </table:table-cell>
          <table:table-cell table:formula="of:=[.B8]-[.B$8]" office:value-type="float" office:value="0">
            <text:p>0</text:p>
          </table:table-cell>
          <table:table-cell table:formula="of:=[.C8]-[.C$8]" office:value-type="float" office:value="0">
            <text:p>0</text:p>
          </table:table-cell>
          <table:table-cell table:formula="of:=[.D8]-[.D$8]" office:value-type="float" office:value="0">
            <text:p>0</text:p>
          </table:table-cell>
          <table:table-cell table:formula="of:=[.E8]-[.E$8]" office:value-type="float" office:value="0">
            <text:p>0</text:p>
          </table:table-cell>
          <table:table-cell table:formula="of:=[.F8]-[.F$8]" office:value-type="float" office:value="0">
            <text:p>0</text:p>
          </table:table-cell>
          <table:table-cell table:formula="of:=[.G8]-[.G$8]" office:value-type="float" office:value="0">
            <text:p>0</text:p>
          </table:table-cell>
          <table:table-cell table:formula="of:=[.H8]-[.H$8]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288e627c0600001e</text:p>
          </table:table-cell>
          <table:table-cell table:formula="of:=[.B9]-[.B$8]" office:value-type="float" office:value="-0.100000000000001">
            <text:p>-0,1</text:p>
          </table:table-cell>
          <table:table-cell table:formula="of:=[.C9]-[.C$8]" office:value-type="float" office:value="0">
            <text:p>0</text:p>
          </table:table-cell>
          <table:table-cell table:formula="of:=[.D9]-[.D$8]" office:value-type="float" office:value="-0.100000000000001">
            <text:p>-0,1</text:p>
          </table:table-cell>
          <table:table-cell table:formula="of:=[.E9]-[.E$8]" office:value-type="float" office:value="0">
            <text:p>0</text:p>
          </table:table-cell>
          <table:table-cell table:formula="of:=[.F9]-[.F$8]" office:value-type="float" office:value="0">
            <text:p>0</text:p>
          </table:table-cell>
          <table:table-cell table:formula="of:=[.G9]-[.G$8]" office:value-type="float" office:value="-0.100000000000001">
            <text:p>-0,1</text:p>
          </table:table-cell>
          <table:table-cell table:formula="of:=[.H9]-[.H$8]" office:value-type="float" office:value="0">
            <text:p>0</text:p>
          </table:table-cell>
          <table:table-cell table:formula="of:=AVERAGE([.B30:.H30])" office:value-type="float" office:value="-0.0428571428571435">
            <text:p>-0,0428571429</text:p>
          </table:table-cell>
          <table:table-cell table:number-columns-repeated="3"/>
        </table:table-row>
        <table:table-row table:style-name="ro2">
          <table:table-cell office:value-type="string">
            <text:p>28ffb011911503c2</text:p>
          </table:table-cell>
          <table:table-cell table:formula="of:=[.B10]-[.B$8]" office:value-type="float" office:value="-0.400000000000006">
            <text:p>-0,4</text:p>
          </table:table-cell>
          <table:table-cell table:formula="of:=[.C10]-[.C$8]" office:value-type="float" office:value="-0.300000000000004">
            <text:p>-0,3</text:p>
          </table:table-cell>
          <table:table-cell table:formula="of:=[.D10]-[.D$8]" office:value-type="float" office:value="-0.5">
            <text:p>-0,5</text:p>
          </table:table-cell>
          <table:table-cell table:formula="of:=[.E10]-[.E$8]" office:value-type="float" office:value="-0.399999999999999">
            <text:p>-0,4</text:p>
          </table:table-cell>
          <table:table-cell table:formula="of:=[.F10]-[.F$8]" office:value-type="float" office:value="-0.299999999999997">
            <text:p>-0,3</text:p>
          </table:table-cell>
          <table:table-cell table:formula="of:=[.G10]-[.G$8]" office:value-type="float" office:value="-0.5">
            <text:p>-0,5</text:p>
          </table:table-cell>
          <table:table-cell table:formula="of:=[.H10]-[.H$8]" office:value-type="float" office:value="-0.399999999999999">
            <text:p>-0,4</text:p>
          </table:table-cell>
          <table:table-cell table:formula="of:=AVERAGE([.B31:.H31])" office:value-type="float" office:value="-0.400000000000001">
            <text:p>-0,4</text:p>
          </table:table-cell>
          <table:table-cell table:number-columns-repeated="3"/>
        </table:table-row>
        <table:table-row table:style-name="ro2">
          <table:table-cell office:value-type="string">
            <text:p>28ffb8da501603fc</text:p>
          </table:table-cell>
          <table:table-cell table:formula="of:=[.B11]-[.B$8]" office:value-type="float" office:value="-0.300000000000004">
            <text:p>-0,3</text:p>
          </table:table-cell>
          <table:table-cell table:formula="of:=[.C11]-[.C$8]" office:value-type="float" office:value="-0.200000000000003">
            <text:p>-0,2</text:p>
          </table:table-cell>
          <table:table-cell table:formula="of:=[.D11]-[.D$8]" office:value-type="float" office:value="-0.299999999999997">
            <text:p>-0,3</text:p>
          </table:table-cell>
          <table:table-cell table:formula="of:=[.E11]-[.E$8]" office:value-type="float" office:value="-0.200000000000003">
            <text:p>-0,2</text:p>
          </table:table-cell>
          <table:table-cell table:formula="of:=[.F11]-[.F$8]" office:value-type="float" office:value="-0.199999999999996">
            <text:p>-0,2</text:p>
          </table:table-cell>
          <table:table-cell table:formula="of:=[.G11]-[.G$8]" office:value-type="float" office:value="-0.300000000000004">
            <text:p>-0,3</text:p>
          </table:table-cell>
          <table:table-cell table:formula="of:=[.H11]-[.H$8]" office:value-type="float" office:value="-0.199999999999996">
            <text:p>-0,2</text:p>
          </table:table-cell>
          <table:table-cell table:formula="of:=AVERAGE([.B32:.H32])" office:value-type="float" office:value="-0.242857142857143">
            <text:p>-0,2428571429</text:p>
          </table:table-cell>
          <table:table-cell table:number-columns-repeated="3"/>
        </table:table-row>
        <table:table-row table:style-name="ro2">
          <table:table-cell office:value-type="string">
            <text:p>28ff11d2a41501da</text:p>
          </table:table-cell>
          <table:table-cell table:formula="of:=[.B12]-[.B$8]" office:value-type="float" office:value="-0.400000000000006">
            <text:p>-0,4</text:p>
          </table:table-cell>
          <table:table-cell table:formula="of:=[.C12]-[.C$8]" office:value-type="float" office:value="-0.300000000000004">
            <text:p>-0,3</text:p>
          </table:table-cell>
          <table:table-cell table:formula="of:=[.D12]-[.D$8]" office:value-type="float" office:value="-0.399999999999999">
            <text:p>-0,4</text:p>
          </table:table-cell>
          <table:table-cell table:formula="of:=[.E12]-[.E$8]" office:value-type="float" office:value="-0.300000000000004">
            <text:p>-0,3</text:p>
          </table:table-cell>
          <table:table-cell table:formula="of:=[.F12]-[.F$8]" office:value-type="float" office:value="-0.299999999999997">
            <text:p>-0,3</text:p>
          </table:table-cell>
          <table:table-cell table:formula="of:=[.G12]-[.G$8]" office:value-type="float" office:value="-0.399999999999999">
            <text:p>-0,4</text:p>
          </table:table-cell>
          <table:table-cell table:formula="of:=[.H12]-[.H$8]" office:value-type="float" office:value="-0.399999999999999">
            <text:p>-0,4</text:p>
          </table:table-cell>
          <table:table-cell table:formula="of:=AVERAGE([.B33:.H33])" office:value-type="float" office:value="-0.357142857142858">
            <text:p>-0,3571428571</text:p>
          </table:table-cell>
          <table:table-cell table:number-columns-repeated="3"/>
        </table:table-row>
        <table:table-row table:style-name="ro2">
          <table:table-cell office:value-type="string">
            <text:p>28ff5da250160340</text:p>
          </table:table-cell>
          <table:table-cell table:formula="of:=[.B13]-[.B$8]" office:value-type="float" office:value="-0.200000000000003">
            <text:p>-0,2</text:p>
          </table:table-cell>
          <table:table-cell table:formula="of:=[.C13]-[.C$8]" office:value-type="float" office:value="0">
            <text:p>0</text:p>
          </table:table-cell>
          <table:table-cell table:formula="of:=[.D13]-[.D$8]" office:value-type="float" office:value="-0.100000000000001">
            <text:p>-0,1</text:p>
          </table:table-cell>
          <table:table-cell table:formula="of:=[.E13]-[.E$8]" office:value-type="float" office:value="-0.100000000000001">
            <text:p>-0,1</text:p>
          </table:table-cell>
          <table:table-cell table:formula="of:=[.F13]-[.F$8]" office:value-type="float" office:value="0">
            <text:p>0</text:p>
          </table:table-cell>
          <table:table-cell table:formula="of:=[.G13]-[.G$8]" office:value-type="float" office:value="-0.100000000000001">
            <text:p>-0,1</text:p>
          </table:table-cell>
          <table:table-cell table:formula="of:=[.H13]-[.H$8]" office:value-type="float" office:value="-0.100000000000001">
            <text:p>-0,1</text:p>
          </table:table-cell>
          <table:table-cell table:formula="of:=AVERAGE([.B34:.H34])" office:value-type="float" office:value="-0.0857142857142869">
            <text:p>-0,0857142857</text:p>
          </table:table-cell>
          <table:table-cell table:number-columns-repeated="3"/>
        </table:table-row>
        <table:table-row table:style-name="ro2" table:number-rows-repeated="17">
          <table:table-cell table:number-columns-repeated="12"/>
        </table:table-row>
        <table:table-row table:style-name="ro2">
          <table:table-cell office:value-type="string">
            <text:p>град</text:p>
          </table:table-cell>
          <table:table-cell table:formula="of:=[.B8]+[.$K8]" office:value-type="float" office:value="42.7">
            <text:p>42,7</text:p>
          </table:table-cell>
          <table:table-cell table:formula="of:=[.C8]+[.$K8]" office:value-type="float" office:value="38.6">
            <text:p>38,6</text:p>
          </table:table-cell>
          <table:table-cell table:formula="of:=[.D8]+[.$K8]" office:value-type="float" office:value="36.4">
            <text:p>36,4</text:p>
          </table:table-cell>
          <table:table-cell table:formula="of:=[.E8]+[.$K8]" office:value-type="float" office:value="35.6">
            <text:p>35,6</text:p>
          </table:table-cell>
          <table:table-cell table:formula="of:=[.F8]+[.$K8]" office:value-type="float" office:value="34.9">
            <text:p>34,9</text:p>
          </table:table-cell>
          <table:table-cell table:formula="of:=[.G8]+[.$K8]" office:value-type="float" office:value="34.1">
            <text:p>34,1</text:p>
          </table:table-cell>
          <table:table-cell table:formula="of:=[.H8]+[.$K8]" office:value-type="float" office:value="32.9">
            <text:p>32,9</text:p>
          </table:table-cell>
          <table:table-cell table:number-columns-repeated="4"/>
        </table:table-row>
        <table:table-row table:style-name="ro2">
          <table:table-cell office:value-type="string">
            <text:p>288e627c0600001e</text:p>
          </table:table-cell>
          <table:table-cell table:formula="of:=[.B9]+[.$K9]" office:value-type="float" office:value="42.7">
            <text:p>42,7</text:p>
          </table:table-cell>
          <table:table-cell table:formula="of:=[.C9]+[.$K9]" office:value-type="float" office:value="38.7">
            <text:p>38,7</text:p>
          </table:table-cell>
          <table:table-cell table:formula="of:=[.D9]+[.$K9]" office:value-type="float" office:value="36.4">
            <text:p>36,4</text:p>
          </table:table-cell>
          <table:table-cell table:formula="of:=[.E9]+[.$K9]" office:value-type="float" office:value="35.7">
            <text:p>35,7</text:p>
          </table:table-cell>
          <table:table-cell table:formula="of:=[.F9]+[.$K9]" office:value-type="float" office:value="35">
            <text:p>35</text:p>
          </table:table-cell>
          <table:table-cell table:formula="of:=[.G9]+[.$K9]" office:value-type="float" office:value="34.1">
            <text:p>34,1</text:p>
          </table:table-cell>
          <table:table-cell table:formula="of:=[.H9]+[.$K9]" office:value-type="float" office:value="33">
            <text:p>33</text:p>
          </table:table-cell>
          <table:table-cell table:number-columns-repeated="4"/>
        </table:table-row>
        <table:table-row table:style-name="ro2">
          <table:table-cell office:value-type="string">
            <text:p>28ffb011911503c2</text:p>
          </table:table-cell>
          <table:table-cell table:formula="of:=[.B10]+[.$K10]" office:value-type="float" office:value="42.7">
            <text:p>42,7</text:p>
          </table:table-cell>
          <table:table-cell table:formula="of:=[.C10]+[.$K10]" office:value-type="float" office:value="38.7">
            <text:p>38,7</text:p>
          </table:table-cell>
          <table:table-cell table:formula="of:=[.D10]+[.$K10]" office:value-type="float" office:value="36.3">
            <text:p>36,3</text:p>
          </table:table-cell>
          <table:table-cell table:formula="of:=[.E10]+[.$K10]" office:value-type="float" office:value="35.6">
            <text:p>35,6</text:p>
          </table:table-cell>
          <table:table-cell table:formula="of:=[.F10]+[.$K10]" office:value-type="float" office:value="35">
            <text:p>35</text:p>
          </table:table-cell>
          <table:table-cell table:formula="of:=[.G10]+[.$K10]" office:value-type="float" office:value="34">
            <text:p>34</text:p>
          </table:table-cell>
          <table:table-cell table:formula="of:=[.H10]+[.$K10]" office:value-type="float" office:value="32.9">
            <text:p>32,9</text:p>
          </table:table-cell>
          <table:table-cell table:number-columns-repeated="4"/>
        </table:table-row>
        <table:table-row table:style-name="ro2">
          <table:table-cell office:value-type="string">
            <text:p>28ffb8da501603fc</text:p>
          </table:table-cell>
          <table:table-cell table:formula="of:=[.B11]+[.$K11]" office:value-type="float" office:value="42.7">
            <text:p>42,7</text:p>
          </table:table-cell>
          <table:table-cell table:formula="of:=[.C11]+[.$K11]" office:value-type="float" office:value="38.7">
            <text:p>38,7</text:p>
          </table:table-cell>
          <table:table-cell table:formula="of:=[.D11]+[.$K11]" office:value-type="float" office:value="36.4">
            <text:p>36,4</text:p>
          </table:table-cell>
          <table:table-cell table:formula="of:=[.E11]+[.$K11]" office:value-type="float" office:value="35.7">
            <text:p>35,7</text:p>
          </table:table-cell>
          <table:table-cell table:formula="of:=[.F11]+[.$K11]" office:value-type="float" office:value="35">
            <text:p>35</text:p>
          </table:table-cell>
          <table:table-cell table:formula="of:=[.G11]+[.$K11]" office:value-type="float" office:value="34.1">
            <text:p>34,1</text:p>
          </table:table-cell>
          <table:table-cell table:formula="of:=[.H11]+[.$K11]" office:value-type="float" office:value="33">
            <text:p>33</text:p>
          </table:table-cell>
          <table:table-cell table:number-columns-repeated="4"/>
        </table:table-row>
        <table:table-row table:style-name="ro2">
          <table:table-cell office:value-type="string">
            <text:p>28ff11d2a41501da</text:p>
          </table:table-cell>
          <table:table-cell table:formula="of:=[.B12]+[.$K12]" office:value-type="float" office:value="42.7">
            <text:p>42,7</text:p>
          </table:table-cell>
          <table:table-cell table:formula="of:=[.C12]+[.$K12]" office:value-type="float" office:value="38.7">
            <text:p>38,7</text:p>
          </table:table-cell>
          <table:table-cell table:formula="of:=[.D12]+[.$K12]" office:value-type="float" office:value="36.4">
            <text:p>36,4</text:p>
          </table:table-cell>
          <table:table-cell table:formula="of:=[.E12]+[.$K12]" office:value-type="float" office:value="35.7">
            <text:p>35,7</text:p>
          </table:table-cell>
          <table:table-cell table:formula="of:=[.F12]+[.$K12]" office:value-type="float" office:value="35">
            <text:p>35</text:p>
          </table:table-cell>
          <table:table-cell table:formula="of:=[.G12]+[.$K12]" office:value-type="float" office:value="34.1">
            <text:p>34,1</text:p>
          </table:table-cell>
          <table:table-cell table:formula="of:=[.H12]+[.$K12]" office:value-type="float" office:value="32.9">
            <text:p>32,9</text:p>
          </table:table-cell>
          <table:table-cell table:number-columns-repeated="4"/>
        </table:table-row>
        <table:table-row table:style-name="ro2">
          <table:table-cell office:value-type="string">
            <text:p>28ff5da250160340</text:p>
          </table:table-cell>
          <table:table-cell table:formula="of:=[.B13]+[.$K13]" office:value-type="float" office:value="42.6">
            <text:p>42,6</text:p>
          </table:table-cell>
          <table:table-cell table:formula="of:=[.C13]+[.$K13]" office:value-type="float" office:value="38.7">
            <text:p>38,7</text:p>
          </table:table-cell>
          <table:table-cell table:formula="of:=[.D13]+[.$K13]" office:value-type="float" office:value="36.4">
            <text:p>36,4</text:p>
          </table:table-cell>
          <table:table-cell table:formula="of:=[.E13]+[.$K13]" office:value-type="float" office:value="35.6">
            <text:p>35,6</text:p>
          </table:table-cell>
          <table:table-cell table:formula="of:=[.F13]+[.$K13]" office:value-type="float" office:value="35">
            <text:p>35</text:p>
          </table:table-cell>
          <table:table-cell table:formula="of:=[.G13]+[.$K13]" office:value-type="float" office:value="34.1">
            <text:p>34,1</text:p>
          </table:table-cell>
          <table:table-cell table:formula="of:=[.H13]+[.$K13]" office:value-type="float" office:value="32.9">
            <text:p>32,9</text:p>
          </table:table-cell>
          <table:table-cell table:number-columns-repeated="4"/>
        </table:table-row>
        <table:table-row table:style-name="ro2" table:number-rows-repeated="4">
          <table:table-cell table:number-columns-repeated="12"/>
        </table:table-row>
        <table:table-row table:style-name="ro2">
          <table:table-cell/>
          <table:table-cell>
            <draw:frame table:end-cell-address="Лист1.M85" table:end-x="0.781cm" table:end-y="0.221cm" draw:z-index="1" draw:style-name="gr1" draw:text-style-name="P1" svg:width="23.807cm" svg:height="10.44cm" svg:x="1.813cm" svg:y="0.168cm">
              <draw:object draw:notify-on-update-of-ranges="Лист1.A52:Лист1.A52 Лист1.B52:Лист1.H52 Лист1.A53:Лист1.A53 Лист1.B53:Лист1.H53 Лист1.A54:Лист1.A54 Лист1.B54:Лист1.H54 Лист1.A55:Лист1.A55 Лист1.B55:Лист1.H55 Лист1.A56:Лист1.A56 Лист1.B56:Лист1.H56 Лист1.A57:Лист1.A57 Лист1.B57:Лист1.H5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</table:table>
      <table:table table:name="Лист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7">17.07.2016</text:date>, <text:time>15:46:3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ra </meta:initial-creator>
    <meta:creation-date>2016-07-17T14:00:58.77</meta:creation-date>
    <dc:date>2016-07-17T15:46:36.67</dc:date>
    <dc:creator>valera </dc:creator>
    <meta:editing-duration>PT42M46S</meta:editing-duration>
    <meta:editing-cycles>1</meta:editing-cycles>
    <meta:document-statistic meta:table-count="3" meta:cell-count="158" meta:object-count="2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55cm" svg:height="9.564cm" xlink:href=".." xlink:type="simple" chart:class="chart:line" chart:style-name="ch1">
        <chart:legend chart:legend-position="end" svg:x="19.948cm" svg:y="3.16cm" style:legend-expansion="high" chart:style-name="ch2"/>
        <chart:plot-area chart:style-name="ch3" table:cell-range-address="Лист1.A8:Лист1.H13" chart:data-source-has-labels="column" svg:x="0.734cm" svg:y="0.428cm" svg:width="19.068cm" svg:height="9.153cm">
          <chartooo:coordinate-region svg:x="1.355cm" svg:y="0.64cm" svg:width="18.353cm" svg:height="8.2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8:Лист1.H8" chart:label-cell-address="Лист1.A8:Лист1.A8" chart:class="chart:line">
            <chart:data-point chart:repeated="7"/>
          </chart:series>
          <chart:series chart:style-name="ch7" chart:values-cell-range-address="Лист1.B9:Лист1.H9" chart:label-cell-address="Лист1.A9:Лист1.A9" chart:class="chart:line">
            <chart:data-point chart:repeated="7"/>
          </chart:series>
          <chart:series chart:style-name="ch8" chart:values-cell-range-address="Лист1.B10:Лист1.H10" chart:label-cell-address="Лист1.A10:Лист1.A10" chart:class="chart:line">
            <chart:data-point chart:repeated="7"/>
          </chart:series>
          <chart:series chart:style-name="ch9" chart:values-cell-range-address="Лист1.B11:Лист1.H11" chart:label-cell-address="Лист1.A11:Лист1.A11" chart:class="chart:line">
            <chart:data-point chart:repeated="7"/>
          </chart:series>
          <chart:series chart:style-name="ch10" chart:values-cell-range-address="Лист1.B12:Лист1.H12" chart:label-cell-address="Лист1.A12:Лист1.A12" chart:class="chart:line">
            <chart:data-point chart:repeated="7"/>
          </chart:series>
          <chart:series chart:style-name="ch11" chart:values-cell-range-address="Лист1.B13:Лист1.H13" chart:label-cell-address="Лист1.A13:Лист1.A13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град</text:p>
                <draw:g>
                  <svg:desc>Лист1.A8:Лист1.A8</svg:desc>
                </draw:g>
              </table:table-cell>
              <table:table-cell office:value-type="float" office:value="42.7">
                <text:p>42.7</text:p>
                <draw:g>
                  <svg:desc>Лист1.B8:Лист1.H8</svg:desc>
                </draw:g>
              </table:table-cell>
              <table:table-cell office:value-type="float" office:value="38.6">
                <text:p>38.6</text:p>
              </table:table-cell>
              <table:table-cell office:value-type="float" office:value="36.4">
                <text:p>36.4</text:p>
              </table:table-cell>
              <table:table-cell office:value-type="float" office:value="35.6">
                <text:p>35.6</text:p>
              </table:table-cell>
              <table:table-cell office:value-type="float" office:value="34.9">
                <text:p>34.9</text:p>
              </table:table-cell>
              <table:table-cell office:value-type="float" office:value="34.1">
                <text:p>34.1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288e627c0600001e</text:p>
                <draw:g>
                  <svg:desc>Лист1.A9:Лист1.A9</svg:desc>
                </draw:g>
              </table:table-cell>
              <table:table-cell office:value-type="float" office:value="42.6">
                <text:p>42.6</text:p>
                <draw:g>
                  <svg:desc>Лист1.B9:Лист1.H9</svg:desc>
                </draw:g>
              </table:table-cell>
              <table:table-cell office:value-type="float" office:value="38.6">
                <text:p>38.6</text:p>
              </table:table-cell>
              <table:table-cell office:value-type="float" office:value="36.3">
                <text:p>36.3</text:p>
              </table:table-cell>
              <table:table-cell office:value-type="float" office:value="35.6">
                <text:p>35.6</text:p>
              </table:table-cell>
              <table:table-cell office:value-type="float" office:value="34.9">
                <text:p>34.9</text:p>
              </table:table-cell>
              <table:table-cell office:value-type="float" office:value="34">
                <text:p>34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28ffb011911503c2</text:p>
                <draw:g>
                  <svg:desc>Лист1.A10:Лист1.A10</svg:desc>
                </draw:g>
              </table:table-cell>
              <table:table-cell office:value-type="float" office:value="42.3">
                <text:p>42.3</text:p>
                <draw:g>
                  <svg:desc>Лист1.B10:Лист1.H10</svg:desc>
                </draw:g>
              </table:table-cell>
              <table:table-cell office:value-type="float" office:value="38.3">
                <text:p>38.3</text:p>
              </table:table-cell>
              <table:table-cell office:value-type="float" office:value="35.9">
                <text:p>35.9</text:p>
              </table:table-cell>
              <table:table-cell office:value-type="float" office:value="35.2">
                <text:p>35.2</text:p>
              </table:table-cell>
              <table:table-cell office:value-type="float" office:value="34.6">
                <text:p>34.6</text:p>
              </table:table-cell>
              <table:table-cell office:value-type="float" office:value="33.6">
                <text:p>33.6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28ffb8da501603fc</text:p>
                <draw:g>
                  <svg:desc>Лист1.A11:Лист1.A11</svg:desc>
                </draw:g>
              </table:table-cell>
              <table:table-cell office:value-type="float" office:value="42.4">
                <text:p>42.4</text:p>
                <draw:g>
                  <svg:desc>Лист1.B11:Лист1.H11</svg:desc>
                </draw:g>
              </table:table-cell>
              <table:table-cell office:value-type="float" office:value="38.4">
                <text:p>38.4</text:p>
              </table:table-cell>
              <table:table-cell office:value-type="float" office:value="36.1">
                <text:p>36.1</text:p>
              </table:table-cell>
              <table:table-cell office:value-type="float" office:value="35.4">
                <text:p>35.4</text:p>
              </table:table-cell>
              <table:table-cell office:value-type="float" office:value="34.7">
                <text:p>34.7</text:p>
              </table:table-cell>
              <table:table-cell office:value-type="float" office:value="33.8">
                <text:p>33.8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28ff11d2a41501da</text:p>
                <draw:g>
                  <svg:desc>Лист1.A12:Лист1.A12</svg:desc>
                </draw:g>
              </table:table-cell>
              <table:table-cell office:value-type="float" office:value="42.3">
                <text:p>42.3</text:p>
                <draw:g>
                  <svg:desc>Лист1.B12:Лист1.H12</svg:desc>
                </draw:g>
              </table:table-cell>
              <table:table-cell office:value-type="float" office:value="38.3">
                <text:p>38.3</text:p>
              </table:table-cell>
              <table:table-cell office:value-type="float" office:value="36">
                <text:p>36</text:p>
              </table:table-cell>
              <table:table-cell office:value-type="float" office:value="35.3">
                <text:p>35.3</text:p>
              </table:table-cell>
              <table:table-cell office:value-type="float" office:value="34.6">
                <text:p>34.6</text:p>
              </table:table-cell>
              <table:table-cell office:value-type="float" office:value="33.7">
                <text:p>33.7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28ff5da250160340</text:p>
                <draw:g>
                  <svg:desc>Лист1.A13:Лист1.A13</svg:desc>
                </draw:g>
              </table:table-cell>
              <table:table-cell office:value-type="float" office:value="42.5">
                <text:p>42.5</text:p>
                <draw:g>
                  <svg:desc>Лист1.B13:Лист1.H13</svg:desc>
                </draw:g>
              </table:table-cell>
              <table:table-cell office:value-type="float" office:value="38.6">
                <text:p>38.6</text:p>
              </table:table-cell>
              <table:table-cell office:value-type="float" office:value="36.3">
                <text:p>36.3</text:p>
              </table:table-cell>
              <table:table-cell office:value-type="float" office:value="35.5">
                <text:p>35.5</text:p>
              </table:table-cell>
              <table:table-cell office:value-type="float" office:value="34.9">
                <text:p>34.9</text:p>
              </table:table-cell>
              <table:table-cell office:value-type="float" office:value="34">
                <text:p>34</text:p>
              </table:table-cell>
              <table:table-cell office:value-type="float" office:value="32.8">
                <text:p>32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808cm" svg:height="10.441cm" xlink:href=".." xlink:type="simple" chart:class="chart:line" chart:style-name="ch1">
        <chart:legend chart:legend-position="end" svg:x="19.501cm" svg:y="3.598cm" style:legend-expansion="high" chart:style-name="ch2"/>
        <chart:plot-area chart:style-name="ch3" table:cell-range-address="Лист1.A52:Лист1.H57" chart:data-source-has-labels="column" svg:x="0.926cm" svg:y="0.967cm" svg:width="17.623cm" svg:height="8.846cm">
          <chartooo:coordinate-region svg:x="1.547cm" svg:y="1.179cm" svg:width="16.908cm" svg:height="7.9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52:Лист1.H52" chart:label-cell-address="Лист1.A52:Лист1.A52" chart:class="chart:line">
            <chart:data-point chart:repeated="7"/>
          </chart:series>
          <chart:series chart:style-name="ch7" chart:values-cell-range-address="Лист1.B53:Лист1.H53" chart:label-cell-address="Лист1.A53:Лист1.A53" chart:class="chart:line">
            <chart:data-point chart:repeated="7"/>
          </chart:series>
          <chart:series chart:style-name="ch8" chart:values-cell-range-address="Лист1.B54:Лист1.H54" chart:label-cell-address="Лист1.A54:Лист1.A54" chart:class="chart:line">
            <chart:data-point chart:repeated="7"/>
          </chart:series>
          <chart:series chart:style-name="ch9" chart:values-cell-range-address="Лист1.B55:Лист1.H55" chart:label-cell-address="Лист1.A55:Лист1.A55" chart:class="chart:line">
            <chart:data-point chart:repeated="7"/>
          </chart:series>
          <chart:series chart:style-name="ch10" chart:values-cell-range-address="Лист1.B56:Лист1.H56" chart:label-cell-address="Лист1.A56:Лист1.A56" chart:class="chart:line">
            <chart:data-point chart:repeated="7"/>
          </chart:series>
          <chart:series chart:style-name="ch11" chart:values-cell-range-address="Лист1.B57:Лист1.H57" chart:label-cell-address="Лист1.A57:Лист1.A57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град</text:p>
                <draw:g>
                  <svg:desc>Лист1.A52:Лист1.A52</svg:desc>
                </draw:g>
              </table:table-cell>
              <table:table-cell office:value-type="float" office:value="42.7">
                <text:p>42.7</text:p>
                <draw:g>
                  <svg:desc>Лист1.B52:Лист1.H52</svg:desc>
                </draw:g>
              </table:table-cell>
              <table:table-cell office:value-type="float" office:value="38.6">
                <text:p>38.6</text:p>
              </table:table-cell>
              <table:table-cell office:value-type="float" office:value="36.4">
                <text:p>36.4</text:p>
              </table:table-cell>
              <table:table-cell office:value-type="float" office:value="35.6">
                <text:p>35.6</text:p>
              </table:table-cell>
              <table:table-cell office:value-type="float" office:value="34.9">
                <text:p>34.9</text:p>
              </table:table-cell>
              <table:table-cell office:value-type="float" office:value="34.1">
                <text:p>34.1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288e627c0600001e</text:p>
                <draw:g>
                  <svg:desc>Лист1.A53:Лист1.A53</svg:desc>
                </draw:g>
              </table:table-cell>
              <table:table-cell office:value-type="float" office:value="42.7">
                <text:p>42.7</text:p>
                <draw:g>
                  <svg:desc>Лист1.B53:Лист1.H53</svg:desc>
                </draw:g>
              </table:table-cell>
              <table:table-cell office:value-type="float" office:value="38.7">
                <text:p>38.7</text:p>
              </table:table-cell>
              <table:table-cell office:value-type="float" office:value="36.4">
                <text:p>36.4</text:p>
              </table:table-cell>
              <table:table-cell office:value-type="float" office:value="35.7">
                <text:p>35.7</text:p>
              </table:table-cell>
              <table:table-cell office:value-type="float" office:value="35">
                <text:p>35</text:p>
              </table:table-cell>
              <table:table-cell office:value-type="float" office:value="34.1">
                <text:p>34.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ffb011911503c2</text:p>
                <draw:g>
                  <svg:desc>Лист1.A54:Лист1.A54</svg:desc>
                </draw:g>
              </table:table-cell>
              <table:table-cell office:value-type="float" office:value="42.7">
                <text:p>42.7</text:p>
                <draw:g>
                  <svg:desc>Лист1.B54:Лист1.H54</svg:desc>
                </draw:g>
              </table:table-cell>
              <table:table-cell office:value-type="float" office:value="38.7">
                <text:p>38.7</text:p>
              </table:table-cell>
              <table:table-cell office:value-type="float" office:value="36.3">
                <text:p>36.3</text:p>
              </table:table-cell>
              <table:table-cell office:value-type="float" office:value="35.6">
                <text:p>35.6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28ffb8da501603fc</text:p>
                <draw:g>
                  <svg:desc>Лист1.A55:Лист1.A55</svg:desc>
                </draw:g>
              </table:table-cell>
              <table:table-cell office:value-type="float" office:value="42.7">
                <text:p>42.7</text:p>
                <draw:g>
                  <svg:desc>Лист1.B55:Лист1.H55</svg:desc>
                </draw:g>
              </table:table-cell>
              <table:table-cell office:value-type="float" office:value="38.7">
                <text:p>38.7</text:p>
              </table:table-cell>
              <table:table-cell office:value-type="float" office:value="36.4">
                <text:p>36.4</text:p>
              </table:table-cell>
              <table:table-cell office:value-type="float" office:value="35.7">
                <text:p>35.7</text:p>
              </table:table-cell>
              <table:table-cell office:value-type="float" office:value="35">
                <text:p>35</text:p>
              </table:table-cell>
              <table:table-cell office:value-type="float" office:value="34.1">
                <text:p>34.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ff11d2a41501da</text:p>
                <draw:g>
                  <svg:desc>Лист1.A56:Лист1.A56</svg:desc>
                </draw:g>
              </table:table-cell>
              <table:table-cell office:value-type="float" office:value="42.7">
                <text:p>42.7</text:p>
                <draw:g>
                  <svg:desc>Лист1.B56:Лист1.H56</svg:desc>
                </draw:g>
              </table:table-cell>
              <table:table-cell office:value-type="float" office:value="38.7">
                <text:p>38.7</text:p>
              </table:table-cell>
              <table:table-cell office:value-type="float" office:value="36.4">
                <text:p>36.4</text:p>
              </table:table-cell>
              <table:table-cell office:value-type="float" office:value="35.7">
                <text:p>35.7</text:p>
              </table:table-cell>
              <table:table-cell office:value-type="float" office:value="35">
                <text:p>35</text:p>
              </table:table-cell>
              <table:table-cell office:value-type="float" office:value="34.1">
                <text:p>34.1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28ff5da250160340</text:p>
                <draw:g>
                  <svg:desc>Лист1.A57:Лист1.A57</svg:desc>
                </draw:g>
              </table:table-cell>
              <table:table-cell office:value-type="float" office:value="42.6">
                <text:p>42.6</text:p>
                <draw:g>
                  <svg:desc>Лист1.B57:Лист1.H57</svg:desc>
                </draw:g>
              </table:table-cell>
              <table:table-cell office:value-type="float" office:value="38.7">
                <text:p>38.7</text:p>
              </table:table-cell>
              <table:table-cell office:value-type="float" office:value="36.4">
                <text:p>36.4</text:p>
              </table:table-cell>
              <table:table-cell office:value-type="float" office:value="35.6">
                <text:p>35.6</text:p>
              </table:table-cell>
              <table:table-cell office:value-type="float" office:value="35">
                <text:p>35</text:p>
              </table:table-cell>
              <table:table-cell office:value-type="float" office:value="34.1">
                <text:p>34.1</text:p>
              </table:table-cell>
              <table:table-cell office:value-type="float" office:value="32.9">
                <text:p>32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